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Strong_20_Emphasis">Главная страница</text:span>:</text:p>
          <text:list>
            <text:list-item>
              <text:p text:style-name="P1">Добро пожаловать</text:p>
            </text:list-item>
            <text:list-item>
              <text:p text:style-name="P1">Вход/Регистрация</text:p>
            </text:list-item>
            <text:list-item>
              <text:p text:style-name="P1">Контактная информация</text:p>
            </text:list-item>
            <text:list-item>
              <text:p text:style-name="P1">Общая информация о сайте</text:p>
            </text:list-item>
          </text:list>
        </text:list-item>
        <text:list-item>
          <text:p text:style-name="P1"><text:span text:style-name="Strong_20_Emphasis">Панель администратора</text:span>:</text:p>
          <text:list>
            <text:list-item>
              <text:p text:style-name="P1">Управление пользователями</text:p>
            </text:list-item>
            <text:list-item>
              <text:p text:style-name="P1">Просмотр всех перевозчиков и пассажиров</text:p>
            </text:list-item>
            <text:list-item>
              <text:p text:style-name="P1">Управление контентом сайта</text:p>
            </text:list-item>
            <text:list-item>
              <text:p text:style-name="P1">Статистика и отчёты</text:p>
            </text:list-item>
            <text:list-item>
              <text:p text:style-name="P1">Настройки</text:p>
            </text:list-item>
          </text:list>
        </text:list-item>
        <text:list-item>
          <text:p text:style-name="P1"><text:span text:style-name="Strong_20_Emphasis">Панель перевозчика</text:span>:</text:p>
          <text:list>
            <text:list-item>
              <text:p text:style-name="P1">Мой профиль (Информация о предприятии)</text:p>
            </text:list-item>
            <text:list-item>
              <text:p text:style-name="P1">Мои водители</text:p>
            </text:list-item>
            <text:list-item>
              <text:p text:style-name="P1">Мои диспетчеры</text:p>
            </text:list-item>
            <text:list-item>
              <text:p text:style-name="P1">Мои владельцы</text:p>
            </text:list-item>
            <text:list-item>
              <text:p text:style-name="P1">Задачи и расписание</text:p>
            </text:list-item>
            <text:list-item>
              <text:p text:style-name="P1">Сообщения и уведомления</text:p>
            </text:list-item>
          </text:list>
        </text:list-item>
        <text:list-item>
          <text:p text:style-name="P1"><text:span text:style-name="Strong_20_Emphasis">Панель водителя</text:span>:</text:p>
          <text:list>
            <text:list-item>
              <text:p text:style-name="P1">Мой профиль</text:p>
            </text:list-item>
            <text:list-item>
              <text:p text:style-name="P1">Задачи и расписание</text:p>
            </text:list-item>
            <text:list-item>
              <text:p text:style-name="P1">Отчёты о выполнении задач</text:p>
            </text:list-item>
            <text:list-item>
              <text:p text:style-name="P1">Сообщения и уведомления</text:p>
            </text:list-item>
          </text:list>
        </text:list-item>
        <text:list-item>
          <text:p text:style-name="P1"><text:span text:style-name="Strong_20_Emphasis">Панель диспетчера</text:span>:</text:p>
          <text:list>
            <text:list-item>
              <text:p text:style-name="P1">Мой профиль</text:p>
            </text:list-item>
            <text:list-item>
              <text:p text:style-name="P1">Управление водителями</text:p>
            </text:list-item>
            <text:list-item>
              <text:p text:style-name="P1">Расписание</text:p>
            </text:list-item>
            <text:list-item>
              <text:p text:style-name="P1">Сообщения и уведомления</text:p>
            </text:list-item>
          </text:list>
        </text:list-item>
        <text:list-item>
          <text:p text:style-name="P1"><text:span text:style-name="Strong_20_Emphasis">Панель владельца</text:span>:</text:p>
          <text:list>
            <text:list-item>
              <text:p text:style-name="P1">Мой профиль</text:p>
            </text:list-item>
            <text:list-item>
              <text:p text:style-name="P1">Управление предприятием</text:p>
            </text:list-item>
            <text:list-item>
              <text:p text:style-name="P1">Финансы и отчёты</text:p>
            </text:list-item>
            <text:list-item>
              <text:p text:style-name="P1"><text:soft-page-break/>Сообщения и уведомления</text:p>
            </text:list-item>
          </text:list>
        </text:list-item>
        <text:list-item>
          <text:p text:style-name="P1"><text:span text:style-name="Strong_20_Emphasis">Панель пассажира</text:span>:</text:p>
          <text:list>
            <text:list-item>
              <text:p text:style-name="P1">Мой профиль</text:p>
            </text:list-item>
            <text:list-item>
              <text:p text:style-name="P1">Мои заказы/заказы</text:p>
            </text:list-item>
            <text:list-item>
              <text:p text:style-name="P1">История поездок</text:p>
            </text:list-item>
            <text:list-item>
              <text:p text:style-name="P1">Сообщения и уведомления</text:p>
            </text:list-item>
            <text:list-item>
              <text:p text:style-name="P1">Оценка и отзывы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21:19:38.530902506</meta:creation-date>
    <dc:date>2025-02-20T21:19:52.318512151</dc:date>
    <meta:editing-duration>PT14S</meta:editing-duration>
    <meta:editing-cycles>1</meta:editing-cycles>
    <meta:document-statistic meta:table-count="0" meta:image-count="0" meta:object-count="0" meta:page-count="2" meta:paragraph-count="39" meta:word-count="135" meta:character-count="783" meta:non-whitespace-character-count="726"/>
    <meta:generator>LibreOffice/24.2.7.2$Linux_X86_64 LibreOffice_project/420$Build-2</meta:generator>
  </office:meta>
</office:document-meta>
</file>